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226aeb" officeooo:paragraph-rsid="00226aeb"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none" fo:font-weight="normal" officeooo:rsid="002d732a" officeooo:paragraph-rsid="002d732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226aeb" officeooo:paragraph-rsid="00226aeb"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3143a7" officeooo:paragraph-rsid="003143a7"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d732a" style:font-weight-asian="bold" style:font-weight-complex="bold"/>
    </style:style>
    <style:style style:name="T3" style:family="text">
      <style:text-properties fo:font-weight="bold" officeooo:rsid="002ed847"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officeooo:rsid="002d732a"/>
    </style:style>
    <style:style style:name="T6" style:family="text">
      <style:text-properties fo:font-style="normal" style:font-style-asian="normal" style:font-style-complex="normal"/>
    </style:style>
    <style:style style:name="T7" style:family="text">
      <style:text-properties officeooo:rsid="002ed8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 NONO2</text:p>
      <text:p text:style-name="P2"/>
      <text:p text:style-name="P2">Si l'on veut ajouter des fonction, il faut :</text:p>
      <text:p text:style-name="P2"/>
      <text:p text:style-name="P2">- sauvegarder l'adresse de retour de la fonction : <text:span text:style-name="T1">avoir un registre $ra</text:span>, on peut réserver un de nos registres déjà existant pour $ra, le dernier par exemple. Comment le réserver au retour de fonction ? Par convention.</text:p>
      <text:p text:style-name="P2"/>
      <text:p text:style-name="P2">- avoir <text:span text:style-name="T1">deux sauts absolus</text:span> pour le retour de fonction et pour l'appel :</text:p>
      <text:p text:style-name="P2"><text:tab/>- <text:span text:style-name="T4">Une instruction jal,</text:span><text:span text:style-name="T6"> qui saute à l'adresse de la fonction dans le code et qui enregistre dans le registre $ra, la ligne qui suit l'appel de cette fonction.</text:span></text:p>
      <text:p text:style-name="P2"><text:tab/>- <text:span text:style-name="T4">Une instruction jr</text:span>, qui saute à l'adresse sauvegardée dans un registres</text:p>
      <text:p text:style-name="P2"/>
      <text:p text:style-name="P2"><text:tab/></text:p>
      <text:p text:style-name="P1">- <text:span text:style-name="T5">l'ajout des sauts absolus implique un </text:span><text:span text:style-name="T2">branchement supplémentaire sur le multiplexeur</text:span><text:span text:style-name="T5"> dirigé par le contrôle de saut, ça tombe bien, il en manquait un. On y passe directement le numéro de la ligne où l'on veut sauter qui est contenu dans le registre $ra pour jr ou bien dans un immédiat pour jal.</text:span></text:p>
      <text:p text:style-name="P1"/>
      <text:p text:style-name="P1">-<text:span text:style-name="T7">l'ajout des deux instructions implique un </text:span><text:span text:style-name="T3">bit supplémentaire sur l'opcode</text:span><text:span text:style-name="T7"> puisqu'il est déjà rempli. Et donc l'ajout d'un bit sur les instructions en général. Il faut ensuite modifier le décodeur d'instructions pour qu'il puisse reconnaître les deux nouvelles instructions. Il faut également modifier le contrôleur de saut pour qu'il puisse indiquer à quel moment il faut faire un saut absolu.</text:span></text:p>
      <text:p text:style-name="P1"/>
      <text:p text:style-name="P1">-<text:span text:style-name="T7">il faut aussi ajouter un circuit qui choisit un immédiat ou le contenu de $ra selon le type de saut absolu (jal ou jr).</text:span></text:p>
      <text:p text:style-name="P1"/>
      <text:p text:style-name="P1"/>
      <text:p text:style-name="P4"><text:tab/>Par contre pour les fonctions imbriqué on va avoir un problème. En effet le registre $ra sera écrasé. Il faudrait ajouter une pile d'adresses de retour. Mais nous ne voyons pas bien comment faire, on va donc se contenter de fonctions non imbriquées pour l'instant.</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13:48:59.807588306</meta:creation-date>
    <meta:editing-duration>PT26M48S</meta:editing-duration>
    <meta:editing-cycles>5</meta:editing-cycles>
    <meta:generator>LibreOffice/4.3.3.2$Linux_X86_64 LibreOffice_project/430m0$Build-2</meta:generator>
    <dc:date>2014-12-18T14:33:57.205022699</dc:date>
    <meta:document-statistic meta:table-count="0" meta:image-count="0" meta:object-count="0" meta:page-count="1" meta:paragraph-count="11" meta:word-count="287" meta:character-count="1651" meta:non-whitespace-character-count="1369"/>
  </office:meta>
</office:document-meta>
</file>